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>
      <style:paragraph-properties fo:text-align="center" style:justify-single-word="false"/>
      <style:text-properties officeooo:paragraph-rsid="00086bc7"/>
    </style:style>
    <style:style style:name="T1" style:family="text">
      <style:text-properties officeooo:rsid="00086bc7"/>
    </style:style>
    <style:style style:name="T2" style:family="text">
      <style:text-properties style:text-underline-style="solid" style:text-underline-width="auto" style:text-underline-color="font-color" officeooo:rsid="00086bc7"/>
    </style:style>
    <style:style style:name="T3" style:family="text">
      <style:text-properties style:text-underline-style="solid" style:text-underline-width="auto" style:text-underline-color="font-color" fo:font-weight="normal" officeooo:rsid="00086bc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officeooo:rsid="00086bc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4">Git Quick Reference</text:span></text:span></text:p>
      <text:p text:style-name="Text_20_body"><text:span text:style-name="Strong_20_Emphasis"/></text:p>
      <text:p text:style-name="Text_20_body"><text:span text:style-name="Strong_20_Emphasis">Git:</text:span></text:p>
      <text:list text:style-name="L1">
        <text:list-item>
          <text:p text:style-name="P2">Distributed version control system for tracking changes in source code during software development.</text:p>
        </text:list-item>
        <text:list-item>
          <text:p text:style-name="P2">Designed for speed, efficiency, and collaboration among developers.</text:p>
        </text:list-item>
        <text:list-item>
          <text:p text:style-name="P1">Supports non-linear development workflows and branching strategies.</text:p>
        </text:list-item>
      </text:list>
      <text:p text:style-name="Text_20_body"><text:span text:style-name="Strong_20_Emphasis">Repository:</text:span></text:p>
      <text:list text:style-name="L2">
        <text:list-item>
          <text:p text:style-name="P4">A repository (or repo) is a collection of files and version history managed by Git.</text:p>
        </text:list-item>
        <text:list-item>
          <text:p text:style-name="P3">Local repositories are stored on your computer, while remote repositories are hosted on Git servers.</text:p>
        </text:list-item>
      </text:list>
      <text:p text:style-name="Text_20_body"><text:span text:style-name="Strong_20_Emphasis">Basic Commands:</text:span></text:p>
      <text:list text:style-name="L3">
        <text:list-item>
          <text:p text:style-name="P6"><text:span text:style-name="Source_20_Text">git init</text:span>: Initialize a new Git repository in the current directory.</text:p>
        </text:list-item>
        <text:list-item>
          <text:p text:style-name="P6"><text:span text:style-name="Source_20_Text">git clone &lt;repository_url&gt;</text:span>: Clone an existing repository from a remote server.</text:p>
        </text:list-item>
        <text:list-item>
          <text:p text:style-name="P6"><text:span text:style-name="Source_20_Text">git add &lt;file&gt;</text:span>: Add changes in a file to the staging area.</text:p>
        </text:list-item>
        <text:list-item>
          <text:p text:style-name="P6"><text:span text:style-name="Source_20_Text">git commit -m "&lt;message&gt;"</text:span>: Commit staged changes to the local repository with a descriptive message.</text:p>
        </text:list-item>
        <text:list-item>
          <text:p text:style-name="P6"><text:span text:style-name="Source_20_Text">git push</text:span>: Push committed changes from the local repository to the remote repository.</text:p>
        </text:list-item>
        <text:list-item>
          <text:p text:style-name="P6"><text:span text:style-name="Source_20_Text">git pull</text:span>: Fetch changes from the remote repository and merge them into the local repository.</text:p>
        </text:list-item>
        <text:list-item>
          <text:p text:style-name="P6"><text:span text:style-name="Source_20_Text">git status</text:span>: Check the status of changes in the working directory and staging area.</text:p>
        </text:list-item>
        <text:list-item>
          <text:p text:style-name="P5"><text:span text:style-name="Source_20_Text">git log</text:span>: View commit history, including commit messages and author information.</text:p>
        </text:list-item>
      </text:list>
      <text:p text:style-name="Text_20_body"><text:span text:style-name="Strong_20_Emphasis">Branching and Merging:</text:span></text:p>
      <text:list text:style-name="L4">
        <text:list-item>
          <text:p text:style-name="P8">Branches allow for parallel development and isolation of features or bug fixes.</text:p>
        </text:list-item>
        <text:list-item>
          <text:p text:style-name="P8"><text:span text:style-name="Source_20_Text">git branch &lt;branch_name&gt;</text:span>: Create a new branch.</text:p>
        </text:list-item>
        <text:list-item>
          <text:p text:style-name="P8"><text:span text:style-name="Source_20_Text">git checkout &lt;branch_name&gt;</text:span>: Switch to a different branch.</text:p>
        </text:list-item>
        <text:list-item>
          <text:p text:style-name="P8"><text:span text:style-name="Source_20_Text">git merge &lt;branch_name&gt;</text:span>: Merge changes from one branch into the current branch.</text:p>
        </text:list-item>
        <text:list-item>
          <text:p text:style-name="P7"><text:span text:style-name="Source_20_Text">git rebase &lt;branch_name&gt;</text:span>: Reapply commits from one branch onto another branch's history.</text:p>
        </text:list-item>
      </text:list>
      <text:p text:style-name="Text_20_body"><text:span text:style-name="Strong_20_Emphasis">Remote Operations:</text:span></text:p>
      <text:list text:style-name="L5">
        <text:list-item>
          <text:p text:style-name="P10"><text:span text:style-name="Source_20_Text">git remote add &lt;name&gt; &lt;url&gt;</text:span>: Add a remote repository as a named alias.</text:p>
        </text:list-item>
        <text:list-item>
          <text:p text:style-name="P10"><text:span text:style-name="Source_20_Text">git remote -v</text:span>: List all remote repositories and their URLs.</text:p>
        </text:list-item>
        <text:list-item>
          <text:p text:style-name="P10"><text:span text:style-name="Source_20_Text">git fetch &lt;remote_name&gt;</text:span>: Fetch changes from a remote repository without merging them.</text:p>
        </text:list-item>
        <text:list-item>
          <text:p text:style-name="P10"><text:span text:style-name="Source_20_Text">git pull &lt;remote_name&gt; &lt;branch_name&gt;</text:span>: Fetch and merge changes from a remote repository into the current branch.</text:p>
        </text:list-item>
        <text:list-item>
          <text:p text:style-name="P9"><text:soft-page-break/><text:span text:style-name="Source_20_Text">git push &lt;remote_name&gt; &lt;branch_name&gt;</text:span>: Push local commits to a remote repository.</text:p>
        </text:list-item>
      </text:list>
      <text:p text:style-name="Text_20_body"><text:span text:style-name="Strong_20_Emphasis">Undoing Changes:</text:span></text:p>
      <text:list text:style-name="L6">
        <text:list-item>
          <text:p text:style-name="P12"><text:span text:style-name="Source_20_Text">git reset &lt;file&gt;</text:span>: Unstage changes in a file.</text:p>
        </text:list-item>
        <text:list-item>
          <text:p text:style-name="P12"><text:span text:style-name="Source_20_Text">git checkout -- &lt;file&gt;</text:span>: Discard changes in a file and revert it to the last committed state.</text:p>
        </text:list-item>
        <text:list-item>
          <text:p text:style-name="P12"><text:span text:style-name="Source_20_Text">git revert &lt;commit&gt;</text:span>: Create a new commit that undoes the changes introduced by a specific commit.</text:p>
        </text:list-item>
        <text:list-item>
          <text:p text:style-name="P11"><text:span text:style-name="Source_20_Text">git reset --hard &lt;commit&gt;</text:span>: Reset the current branch to a specific commit, discarding all subsequent commits.</text:p>
        </text:list-item>
      </text:list>
      <text:p text:style-name="Text_20_body"><text:span text:style-name="Strong_20_Emphasis">Tagging Releases:</text:span></text:p>
      <text:list text:style-name="L7">
        <text:list-item>
          <text:p text:style-name="P14">Tags provide named references to specific commits, often used for marking release points.</text:p>
        </text:list-item>
        <text:list-item>
          <text:p text:style-name="P14"><text:span text:style-name="Source_20_Text">git tag &lt;tag_name&gt;</text:span>: Create a lightweight tag at the current HEAD.</text:p>
        </text:list-item>
        <text:list-item>
          <text:p text:style-name="P14"><text:span text:style-name="Source_20_Text">git tag -a &lt;tag_name&gt; -m "&lt;message&gt;"</text:span>: Create an annotated tag with a message.</text:p>
        </text:list-item>
        <text:list-item>
          <text:p text:style-name="P13"><text:span text:style-name="Source_20_Text">git push --tags</text:span>: Push tags to the remote repository.</text:p>
        </text:list-item>
      </text:list>
      <text:p text:style-name="Text_20_body"><text:span text:style-name="Strong_20_Emphasis">Stashing Changes:</text:span></text:p>
      <text:list text:style-name="L8">
        <text:list-item>
          <text:p text:style-name="P16"><text:span text:style-name="Source_20_Text">git stash</text:span>: Temporarily store changes in the working directory and staging area.</text:p>
        </text:list-item>
        <text:list-item>
          <text:p text:style-name="P16"><text:span text:style-name="Source_20_Text">git stash list</text:span>: List all stashed changes.</text:p>
        </text:list-item>
        <text:list-item>
          <text:p text:style-name="P16"><text:span text:style-name="Source_20_Text">git stash apply</text:span>: Apply the most recent stash to the working directory.</text:p>
        </text:list-item>
        <text:list-item>
          <text:p text:style-name="P15"><text:span text:style-name="Source_20_Text">git stash pop</text:span>: Apply the most recent stash and remove it from the stash list.</text:p>
        </text:list-item>
      </text:list>
      <text:p text:style-name="Text_20_body"><text:span text:style-name="Strong_20_Emphasis">Gitignore:</text:span></text:p>
      <text:list text:style-name="L9">
        <text:list-item>
          <text:p text:style-name="P18"><text:span text:style-name="Source_20_Text">.gitignore</text:span> file specifies intentionally untracked files to ignore.</text:p>
        </text:list-item>
        <text:list-item>
          <text:p text:style-name="P18">Patterns in <text:span text:style-name="Source_20_Text">.gitignore</text:span> dictate which files and directories should be excluded from version control.</text:p>
        </text:list-item>
        <text:list-item>
          <text:p text:style-name="P17">Common patterns include file extensions, directories, and wildcard patterns.</text:p>
        </text:list-item>
      </text:list>
      <text:p text:style-name="Text_20_body"><text:span text:style-name="Strong_20_Emphasis">Submodules:</text:span></text:p>
      <text:list text:style-name="L10">
        <text:list-item>
          <text:p text:style-name="P20">Submodules allow including other Git repositories within a parent repository.</text:p>
        </text:list-item>
        <text:list-item>
          <text:p text:style-name="P20">Useful for managing dependencies and including external libraries as part of a project.</text:p>
        </text:list-item>
        <text:list-item>
          <text:p text:style-name="P19"><text:span text:style-name="Source_20_Text">git submodule add &lt;repository_url&gt; &lt;path&gt;</text:span>: Add a submodule to the current repository.</text:p>
        </text:list-item>
      </text:list>
      <text:p text:style-name="Text_20_body"><text:span text:style-name="Strong_20_Emphasis">Git Hooks:</text:span></text:p>
      <text:list text:style-name="L11">
        <text:list-item>
          <text:p text:style-name="P22">Git hooks are scripts triggered by specific events in the Git lifecycle.</text:p>
        </text:list-item>
        <text:list-item>
          <text:p text:style-name="P21">Hooks are located in the <text:span text:style-name="Source_20_Text">.git/hooks</text:span> directory and can be customized to automate tasks like code linting, testing, and deployment.</text:p>
        </text:list-item>
      </text:list>
      <text:p text:style-name="Text_20_body"><text:span text:style-name="Strong_20_Emphasis">Interactive Rebase:</text:span></text:p>
      <text:list text:style-name="L12">
        <text:list-item>
          <text:p text:style-name="P24"><text:soft-page-break/><text:span text:style-name="Source_20_Text">git rebase -i &lt;base&gt;</text:span>: Start an interactive rebase session to rewrite commit history.</text:p>
        </text:list-item>
        <text:list-item>
          <text:p text:style-name="P23">Interactive rebase allows for squashing, splitting, reordering, and editing commits before applying them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27:39.576060238</meta:creation-date>
    <dc:date>2024-04-07T12:29:20.871114784</dc:date>
    <meta:editing-duration>PT1M41S</meta:editing-duration>
    <meta:editing-cycles>1</meta:editing-cycles>
    <meta:document-statistic meta:table-count="0" meta:image-count="0" meta:object-count="0" meta:page-count="3" meta:paragraph-count="58" meta:word-count="617" meta:character-count="3815" meta:non-whitespace-character-count="3303"/>
    <meta:generator>LibreOffice/7.6.6.3$Linux_X86_64 LibreOffice_project/60$Build-3</meta:generator>
  </office:meta>
</office:document-meta>
</file>